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4563" officeooo:paragraph-rsid="00104563"/>
    </style:style>
    <style:style style:name="P2" style:family="paragraph" style:parent-style-name="Standard">
      <style:text-properties officeooo:rsid="00119028" officeooo:paragraph-rsid="00119028"/>
    </style:style>
    <style:style style:name="P3" style:family="paragraph" style:parent-style-name="Standard">
      <style:text-properties officeooo:rsid="00121fb4" officeooo:paragraph-rsid="00121fb4"/>
    </style:style>
    <style:style style:name="P4" style:family="paragraph" style:parent-style-name="Standard">
      <style:text-properties officeooo:rsid="00128df5" officeooo:paragraph-rsid="00128df5"/>
    </style:style>
    <style:style style:name="P5" style:family="paragraph" style:parent-style-name="Standard">
      <style:text-properties officeooo:rsid="00137ed7" officeooo:paragraph-rsid="00137ed7"/>
    </style:style>
    <style:style style:name="P6" style:family="paragraph" style:parent-style-name="Standard">
      <style:text-properties officeooo:rsid="001558b8" officeooo:paragraph-rsid="001558b8"/>
    </style:style>
    <style:style style:name="P7" style:family="paragraph" style:parent-style-name="Standard">
      <style:text-properties officeooo:rsid="0015d99a" officeooo:paragraph-rsid="0015d99a"/>
    </style:style>
    <style:style style:name="P8" style:family="paragraph" style:parent-style-name="Standard">
      <style:text-properties officeooo:rsid="00167dab" officeooo:paragraph-rsid="00167dab"/>
    </style:style>
    <style:style style:name="P9" style:family="paragraph" style:parent-style-name="Standard">
      <style:text-properties officeooo:rsid="00168501" officeooo:paragraph-rsid="00168501"/>
    </style:style>
    <style:style style:name="P10" style:family="paragraph" style:parent-style-name="Standard">
      <style:text-properties officeooo:rsid="0017b333" officeooo:paragraph-rsid="0017b333"/>
    </style:style>
    <style:style style:name="P11" style:family="paragraph" style:parent-style-name="Standard">
      <style:text-properties officeooo:rsid="001b4d1c" officeooo:paragraph-rsid="001b4d1c"/>
    </style:style>
    <style:style style:name="P12" style:family="paragraph" style:parent-style-name="Standard">
      <style:text-properties officeooo:rsid="00201163" officeooo:paragraph-rsid="00201163"/>
    </style:style>
    <style:style style:name="P13" style:family="paragraph" style:parent-style-name="Standard">
      <style:text-properties officeooo:rsid="002030eb" officeooo:paragraph-rsid="002030eb"/>
    </style:style>
    <style:style style:name="P14" style:family="paragraph" style:parent-style-name="Standard">
      <style:text-properties officeooo:rsid="002153fc" officeooo:paragraph-rsid="002153fc"/>
    </style:style>
    <style:style style:name="P15" style:family="paragraph" style:parent-style-name="Standard">
      <style:text-properties style:text-underline-style="solid" style:text-underline-width="auto" style:text-underline-color="font-color" officeooo:rsid="00104563" officeooo:paragraph-rsid="00104563"/>
    </style:style>
    <style:style style:name="P16" style:family="paragraph" style:parent-style-name="Standard">
      <style:text-properties style:text-underline-style="solid" style:text-underline-width="auto" style:text-underline-color="font-color" officeooo:rsid="00148329" officeooo:paragraph-rsid="00148329"/>
    </style:style>
    <style:style style:name="P17" style:family="paragraph" style:parent-style-name="Standard">
      <style:text-properties style:text-underline-style="solid" style:text-underline-width="auto" style:text-underline-color="font-color" officeooo:rsid="002770b8" officeooo:paragraph-rsid="002770b8"/>
    </style:style>
    <style:style style:name="P18" style:family="paragraph" style:parent-style-name="Standard">
      <style:text-properties officeooo:rsid="0022fb7a" officeooo:paragraph-rsid="0022fb7a"/>
    </style:style>
    <style:style style:name="P19" style:family="paragraph" style:parent-style-name="Standard">
      <style:text-properties officeooo:rsid="00259c6c" officeooo:paragraph-rsid="00259c6c"/>
    </style:style>
    <style:style style:name="P20" style:family="paragraph" style:parent-style-name="Standard">
      <style:text-properties officeooo:rsid="0026107e" officeooo:paragraph-rsid="0026107e"/>
    </style:style>
    <style:style style:name="P21" style:family="paragraph" style:parent-style-name="Standard">
      <style:text-properties officeooo:rsid="002770b8" officeooo:paragraph-rsid="002770b8"/>
    </style:style>
    <style:style style:name="P22" style:family="paragraph" style:parent-style-name="Standard">
      <style:text-properties officeooo:rsid="002892ff" officeooo:paragraph-rsid="002892ff"/>
    </style:style>
    <style:style style:name="P23" style:family="paragraph" style:parent-style-name="Standard">
      <style:text-properties officeooo:rsid="002abbfd" officeooo:paragraph-rsid="002abbfd"/>
    </style:style>
    <style:style style:name="P24" style:family="paragraph" style:parent-style-name="Standard">
      <style:text-properties officeooo:rsid="002bfd4d" officeooo:paragraph-rsid="002bfd4d"/>
    </style:style>
    <style:style style:name="P25" style:family="paragraph" style:parent-style-name="Standard">
      <style:text-properties officeooo:rsid="002e1249" officeooo:paragraph-rsid="002e1249"/>
    </style:style>
    <style:style style:name="P26" style:family="paragraph" style:parent-style-name="Standard">
      <style:text-properties fo:font-style="normal" style:text-underline-style="solid" style:text-underline-width="auto" style:text-underline-color="font-color" officeooo:rsid="002f53d2" officeooo:paragraph-rsid="002f53d2" style:font-style-asian="normal" style:font-style-complex="normal"/>
    </style:style>
    <style:style style:name="P27" style:family="paragraph" style:parent-style-name="Standard">
      <style:text-properties fo:font-style="normal" style:text-underline-style="solid" style:text-underline-width="auto" style:text-underline-color="font-color" officeooo:rsid="0030bb39" officeooo:paragraph-rsid="0030bb39" style:font-style-asian="normal" style:font-style-complex="normal"/>
    </style:style>
    <style:style style:name="P28" style:family="paragraph" style:parent-style-name="Standard">
      <style:text-properties fo:font-style="normal" style:text-underline-style="solid" style:text-underline-width="auto" style:text-underline-color="font-color" officeooo:rsid="0031c882" officeooo:paragraph-rsid="0031c882" style:font-style-asian="normal" style:font-style-complex="normal"/>
    </style:style>
    <style:style style:name="P29" style:family="paragraph" style:parent-style-name="Standard">
      <style:text-properties fo:font-style="normal" style:text-underline-style="solid" style:text-underline-width="auto" style:text-underline-color="font-color" officeooo:rsid="0033b838" officeooo:paragraph-rsid="0033b838" style:font-style-asian="normal" style:font-style-complex="normal"/>
    </style:style>
    <style:style style:name="P30" style:family="paragraph" style:parent-style-name="Standard">
      <style:text-properties fo:font-style="normal" style:text-underline-style="solid" style:text-underline-width="auto" style:text-underline-color="font-color" officeooo:rsid="00373e5a" officeooo:paragraph-rsid="00373e5a" style:font-style-asian="normal" style:font-style-complex="normal"/>
    </style:style>
    <style:style style:name="P31" style:family="paragraph" style:parent-style-name="Standard">
      <style:text-properties fo:font-style="normal" style:text-underline-style="solid" style:text-underline-width="auto" style:text-underline-color="font-color" officeooo:rsid="003c5d04" officeooo:paragraph-rsid="003c5d04" style:font-style-asian="normal" style:font-style-complex="normal"/>
    </style:style>
    <style:style style:name="P32" style:family="paragraph" style:parent-style-name="Standard">
      <style:text-properties fo:font-style="normal" style:text-underline-style="none" officeooo:rsid="0033b838" officeooo:paragraph-rsid="0033b838" style:font-style-asian="normal" style:font-style-complex="normal"/>
    </style:style>
    <style:style style:name="P33" style:family="paragraph" style:parent-style-name="Standard">
      <style:text-properties fo:font-style="normal" style:text-underline-style="none" officeooo:rsid="00362d1e" officeooo:paragraph-rsid="00362d1e" style:font-style-asian="normal" style:font-style-complex="normal"/>
    </style:style>
    <style:style style:name="P34" style:family="paragraph" style:parent-style-name="Standard">
      <style:text-properties fo:font-style="normal" style:text-underline-style="none" officeooo:rsid="00373e5a" officeooo:paragraph-rsid="00373e5a" style:font-style-asian="normal" style:font-style-complex="normal"/>
    </style:style>
    <style:style style:name="P35" style:family="paragraph" style:parent-style-name="Standard">
      <style:text-properties fo:font-style="normal" style:text-underline-style="none" officeooo:rsid="00390a1b" officeooo:paragraph-rsid="00390a1b" style:font-style-asian="normal" style:font-style-complex="normal"/>
    </style:style>
    <style:style style:name="P36" style:family="paragraph" style:parent-style-name="Standard">
      <style:text-properties fo:font-style="normal" style:text-underline-style="none" officeooo:rsid="003a9086" officeooo:paragraph-rsid="003a9086" style:font-style-asian="normal" style:font-style-complex="normal"/>
    </style:style>
    <style:style style:name="P37" style:family="paragraph" style:parent-style-name="Standard">
      <style:text-properties fo:font-style="normal" style:text-underline-style="none" officeooo:rsid="003c5d04" officeooo:paragraph-rsid="003c5d04" style:font-style-asian="normal" style:font-style-complex="normal"/>
    </style:style>
    <style:style style:name="P38" style:family="paragraph" style:parent-style-name="Standard">
      <style:text-properties fo:font-style="normal" style:text-underline-style="none" officeooo:rsid="003ea777" officeooo:paragraph-rsid="003ea777" style:font-style-asian="normal" style:font-style-complex="normal"/>
    </style:style>
    <style:style style:name="P39" style:family="paragraph" style:parent-style-name="Standard">
      <style:text-properties fo:font-style="normal" style:text-underline-style="none" officeooo:rsid="003f4edf" officeooo:paragraph-rsid="003f4edf" style:font-style-asian="normal" style:font-style-complex="normal"/>
    </style:style>
    <style:style style:name="P40" style:family="paragraph" style:parent-style-name="Standard">
      <style:text-properties fo:font-style="normal" style:text-underline-style="none" officeooo:rsid="003f5865" officeooo:paragraph-rsid="003f5865" style:font-style-asian="normal" style:font-style-complex="normal"/>
    </style:style>
    <style:style style:name="P41" style:family="paragraph" style:parent-style-name="Standard">
      <style:text-properties fo:font-style="normal" style:text-underline-style="none" officeooo:rsid="004170ed" officeooo:paragraph-rsid="004170ed" style:font-style-asian="normal" style:font-style-complex="normal"/>
    </style:style>
    <style:style style:name="P42" style:family="paragraph" style:parent-style-name="Standard">
      <style:text-properties fo:font-style="normal" style:text-underline-style="none" officeooo:rsid="00444311" officeooo:paragraph-rsid="00444311" style:font-style-asian="normal" style:font-style-complex="normal"/>
    </style:style>
    <style:style style:name="P43" style:family="paragraph" style:parent-style-name="Standard">
      <style:text-properties fo:font-style="normal" style:text-underline-style="none" officeooo:rsid="0046b905" officeooo:paragraph-rsid="0046b905" style:font-style-asian="normal" style:font-style-complex="normal"/>
    </style:style>
    <style:style style:name="P44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style="normal" style:text-underline-style="none" officeooo:rsid="003c5d04" officeooo:paragraph-rsid="003c5d04" style:font-style-asian="normal" style:font-style-complex="normal"/>
    </style:style>
    <style:style style:name="P45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style="normal" style:text-underline-style="none" officeooo:rsid="003ea777" officeooo:paragraph-rsid="003ea777" style:font-style-asian="normal" style:font-style-complex="normal"/>
    </style:style>
    <style:style style:name="P46" style:family="paragraph" style:parent-style-name="Standard">
      <style:text-properties fo:font-style="normal" style:text-underline-style="none" officeooo:rsid="002f53d2" officeooo:paragraph-rsid="002f53d2" style:font-style-asian="normal" style:font-style-complex="normal"/>
    </style:style>
    <style:style style:name="P47" style:family="paragraph" style:parent-style-name="Standard">
      <style:text-properties fo:font-style="normal" style:text-underline-style="none" officeooo:rsid="0030bb39" officeooo:paragraph-rsid="0030bb39" style:font-style-asian="normal" style:font-style-complex="normal"/>
    </style:style>
    <style:style style:name="P48" style:family="paragraph" style:parent-style-name="Standard">
      <style:text-properties fo:font-style="normal" style:text-underline-style="none" officeooo:rsid="0031c882" officeooo:paragraph-rsid="0031c882" style:font-style-asian="normal" style:font-style-complex="normal"/>
    </style:style>
    <style:style style:name="P49" style:family="paragraph" style:parent-style-name="Standard">
      <style:text-properties fo:font-style="normal" style:text-underline-style="none" officeooo:rsid="00330afd" officeooo:paragraph-rsid="0031c882" style:font-style-asian="normal" style:font-style-complex="normal"/>
    </style:style>
    <style:style style:name="T1" style:family="text">
      <style:text-properties officeooo:rsid="001663ce"/>
    </style:style>
    <style:style style:name="T2" style:family="text">
      <style:text-properties officeooo:rsid="00195136"/>
    </style:style>
    <style:style style:name="T3" style:family="text">
      <style:text-properties officeooo:rsid="001d48d4"/>
    </style:style>
    <style:style style:name="T4" style:family="text">
      <style:text-properties officeooo:rsid="001f3704"/>
    </style:style>
    <style:style style:name="T5" style:family="text">
      <style:text-properties officeooo:rsid="002030eb"/>
    </style:style>
    <style:style style:name="T6" style:family="text">
      <style:text-properties officeooo:rsid="002153fc"/>
    </style:style>
    <style:style style:name="T7" style:family="text">
      <style:text-properties officeooo:rsid="0024f78d"/>
    </style:style>
    <style:style style:name="T8" style:family="text">
      <style:text-properties officeooo:rsid="0027b6c6"/>
    </style:style>
    <style:style style:name="T9" style:family="text">
      <style:text-properties officeooo:rsid="002a126d"/>
    </style:style>
    <style:style style:name="T10" style:family="text">
      <style:text-properties officeooo:rsid="002dc9e0"/>
    </style:style>
    <style:style style:name="T11" style:family="text">
      <style:text-properties style:text-underline-style="none"/>
    </style:style>
    <style:style style:name="T12" style:family="text">
      <style:text-properties style:text-underline-style="none" officeooo:rsid="00330afd"/>
    </style:style>
    <style:style style:name="T13" style:family="text">
      <style:text-properties style:text-underline-style="none" officeooo:rsid="0033191e"/>
    </style:style>
    <style:style style:name="T14" style:family="text">
      <style:text-properties officeooo:rsid="0033f511"/>
    </style:style>
    <style:style style:name="T15" style:family="text">
      <style:text-properties officeooo:rsid="00353daa"/>
    </style:style>
    <style:style style:name="T16" style:family="text">
      <style:text-properties officeooo:rsid="003f4edf"/>
    </style:style>
    <style:style style:name="T17" style:family="text">
      <style:text-properties officeooo:rsid="003f5865"/>
    </style:style>
    <style:style style:name="T18" style:family="text">
      <style:text-properties officeooo:rsid="0041e58a"/>
    </style:style>
    <style:style style:name="T19" style:family="text">
      <style:text-properties officeooo:rsid="0045afcd"/>
    </style:style>
    <style:style style:name="T20" style:family="text">
      <style:text-properties officeooo:rsid="0046eb7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VGG</text:p>
      <text:p text:style-name="P1">jednoduchosť = každá vrstva vyzerá rovnako</text:p>
      <text:p text:style-name="P2">časová zložitosť – rozmery x vstup x výstup → preto sa počet kanálov medzi vrstvami zdvojnásobuje, ajkeď sa plocha zmenší 4x (t.j. nakoniec každá vrstva stojí rovnako)</text:p>
      <text:p text:style-name="P3">prvá FC (fully connested vrstva), vstup 7 x 7 (x 512 kanálov) → kontext toho, že záleží, kde sú jednotlivé časti psa, aby to bol naozaj pes</text:p>
      <text:p text:style-name="P4">väčšina parametrov medzxi poslednou conv a prvou FC</text:p>
      <text:p text:style-name="P5">nezávislostˇjendotlivých kanálov → každá matica parametrvo šahá na všetky kanály predošlej vrstvy</text:p>
      <text:p text:style-name="P5"/>
      <text:p text:style-name="P16">Inception</text:p>
      <text:p text:style-name="P6">idea: jednoduchosť &gt; uniformita</text:p>
      <text:p text:style-name="P6">na obrázku – inceptio blok = základná jednotka</text:p>
      <text:p text:style-name="P7">1x1 conv = prepracobanie kanálov (viď minulá prednáška); <text:span text:style-name="T1">FC vrstva medzi vstupnými a výstupnými kanálmi danje vrstvy</text:span></text:p>
      <text:p text:style-name="P8">3x3 max pooling – nejde o to, kde objekty sú, ale že tam vôbec sú</text:p>
      <text:p text:style-name="P8"/>
      <text:p text:style-name="P9">obrázok 2 (slide 7)</text:p>
      <text:p text:style-name="P10">idea : nechcem spúšťať 5x5 na rovnakých kanáloch ako 3x3 <text:span text:style-name="T2">a 1x1</text:span> (cena = čas), tak kanály prepočítam <text:span text:style-name="T3">(t.j. zredukujem počet)</text:span></text:p>
      <text:p text:style-name="P11">splácnutie stojí menej, koakeby som som kanály nezredukovala a počítala to celé</text:p>
      <text:p text:style-name="P11"/>
      <text:p text:style-name="P11">→<text:span text:style-name="T4"> výrazne menej parametrov oproti VGG (→ rýchlosť) ale za cenu úsilia pri návrhu (tie optimálne čísla bolo treba nejako dostať)</text:span></text:p>
      <text:p text:style-name="P12">+ odstránenie konečných FC → ono na tom v reále zas tak nezáleží (vstup typicky dáva zmysel, nemáme zlomyseľné vstupy); <text:span text:style-name="T5">miesto toho average pooling cez celý obrázok vrámci kanály (viď tabuľka)</text:span></text:p>
      <text:p text:style-name="P12"/>
      <text:p text:style-name="P13">conv site potrebujú fakt veľa dát (tak milión obrázkov), <text:span text:style-name="T6">ale zase im netreba nič vysvetľovať, všetko si vykuká sama</text:span></text:p>
      <text:p text:style-name="P14">augmentizácia sa používa skôr ako regularizácia, nie ako zdroj nových dát</text:p>
      <text:p text:style-name="P14"/>
      <text:p text:style-name="P18">auxiliaty classifiers = pomocná klasifikátory – pomocné generátory gradientu (pri spätnom toku)</text:p>
      <text:p text:style-name="P18">→<text:span text:style-name="T7"> lepšie základné klasifikačné rysy, t.j. začiaotk siete sa trénuje rysy, ktoré by sa mohli zísť neskôr (forma regularizácie)</text:span></text:p>
      <text:p text:style-name="P19">prišlo sa na lepšie techniky, tento koncept sa už moc nepoužíva</text:p>
      <text:p text:style-name="P19"/>
      <text:p text:style-name="P20">idea : spoločná časť site by sa ohla naučiť nejaké obecné klasifikačné rysy, ktoré by sa použili pri viacerých (nezávislých) úlohách</text:p>
      <text:p text:style-name="P20"/>
      <text:p text:style-name="P17">batch normalization</text:p>
      <text:p text:style-name="P21">problém : keď sa zmenia parametre prvej časti siete, tak sa môže druhá časť siete učiť (prakticky) od začiatku; strašne veľa úsilia dáva do reakcie na začiatok siete na úkor vylepšovania vlastnej klasifikácie</text:p>
      <text:p text:style-name="P21">→<text:span text:style-name="T8"> chceme zachovať nejké pekné vlastosit vektoru na rozhraní prvej a druhej časti siete → zachovanie strednej hodnoty (tu = 0) a rozptylu (tu = 1) (“normalizačná krabička”)</text:span></text:p>
      <text:p text:style-name="P22">nemá zmysel to robiť cez celé vstupné dáta, batch stačí <text:span text:style-name="T9">(ale musí byť dosť veľký)</text:span></text:p>
      <text:p text:style-name="P22"/>
      <text:p text:style-name="P23">graf </text:p>
      <text:p text:style-name="P23">BN-x5 = 5x väčšia learning rate</text:p>
      <text:p text:style-name="P24"><text:soft-page-break/>→ už sa ďalej neoplatí dropout; nemusíme nejak extra meniť rozsah (iniciačných) váh; opatí sa pridávať dakt veľkú hĺbku (de facto väčšina nevýhod hĺbky je BN vyvážená + iné nové problémy); <text:span text:style-name="T10">interne rieši aj “nepoužioteľnosť” sigmoidov (viď predošlá prednáška)</text:span></text:p>
      <text:p text:style-name="P24"/>
      <text:p text:style-name="P25">label smoothing – 90% stačí, nemá zmysel viac (viď regularizácie); obrana pred agresivitou softmax</text:p>
      <text:p text:style-name="P25"/>
      <text:p text:style-name="P26">ResNet</text:p>
      <text:p text:style-name="P46">idea : chceme niečo, čo nám dovolí využiť hĺbku siete</text:p>
      <text:p text:style-name="P27"><text:span text:style-name="T11">residual connection = ku každej vrstve spravíme skratku → daná vrstva s anemusí vôbec použiť; </text:span><text:span text:style-name="T13">pred každým relu si predstav BN</text:span></text:p>
      <text:p text:style-name="P47">obrázok 5 → tá fíčurka vľavo len stláča vstup, aby co conv vrstva upočítala</text:p>
      <text:p text:style-name="P48">tabuľka (slide 20)</text:p>
      <text:p text:style-name="P48">idea : max pooling sa sieť naučí sama,a tak to len nahradíme stridom (preskočením okienok)</text:p>
      <text:p text:style-name="P48"/>
      <text:p text:style-name="P48">flatt minimum – miesto, kde je sieť menej náchylná na zmeny parametrov</text:p>
      <text:p text:style-name="P28"><text:span text:style-name="T11">→</text:span><text:span text:style-name="T12"> pri zmene learning rate (viď skosky na grafe, slide 22) je dobré nechať sa accuracy chvíľu plácať na mieste (príde potom väčší skok dole)</text:span></text:p>
      <text:p text:style-name="P49"/>
      <text:p text:style-name="P29">WideNet</text:p>
      <text:p text:style-name="P32">inšpirácia R<text:span text:style-name="T14">es</text:span>N<text:span text:style-name="T14">etom</text:span></text:p>
      <text:p text:style-name="P32">miesto bottleneck necháme besic wide +- dropout <text:span text:style-name="T15">(celého kanálu)</text:span></text:p>
      <text:p text:style-name="P33">dropout sa oplatí len pokiaľ “zostaneme tlsťoši”</text:p>
      <text:p text:style-name="P33"/>
      <text:p text:style-name="P30">ResNeXt</text:p>
      <text:p text:style-name="P34">nie všetky kanály má zmysel kombinovať</text:p>
      <text:p text:style-name="P35">robíme paralelne štvrokanálové ResNet bloky (viď obrázok, slide 25)</text:p>
      <text:p text:style-name="P36">v súčte robíme kopu kombinácii, výpočetne sa to vyplatí</text:p>
      <text:p text:style-name="P36"/>
      <text:p text:style-name="P31">NasNet</text:p>
      <text:p text:style-name="P37">sieť, ktorá sa navrhne sama</text:p>
      <text:p text:style-name="P44"/>
      <text:p text:style-name="P37"/>
      <text:p text:style-name="P38">hi<text:span text:style-name="T16">g</text:span>hway networks – pozri článok </text:p>
      <text:p text:style-name="P39">fully conested – porovnnaie <text:span text:style-name="T17">možství vrstev a fully connected a používání layer normalization a </text:span></text:p>
      <text:p text:style-name="P40">residual connections. Residula connections vždy pomáhají, často hlubíš síte znorsuji vysledek</text:p>
      <text:p text:style-name="P45"/>
      <text:p text:style-name="P38"/>
      <text:p text:style-name="P41">transfer learning – oplatí sa zachovávať konvoluťnú vrstvu zičoho, čo už máme, stačí nám natrénovať FC vrstvu <text:span text:style-name="T18">(trénujeme klasifikátor); až keď to bude stagnovať, budeme trénova znova celú sieť → obecné tvary obrázkov sa neučím znova</text:span></text:p>
      <text:p text:style-name="P41"/>
      <text:p text:style-name="P42">3D convolúcia – napríklad odozieranie z pier <text:span text:style-name="T19">(až 93%, oproti ľuďom ~ 50%)</text:span></text:p>
      <text:p text:style-name="P42"/>
      <text:p text:style-name="P43">Fast R-CNN</text:p>
      <text:p text:style-name="P43">image → region of interest (<text:span text:style-name="T20">=RoI; </text:span>1 objekt), <text:span text:style-name="T20">nová kategória = nič tam nie je</text:span></text:p>
      <text:p text:style-name="P43"/>
      <text:p text:style-name="P41"/>
      <text:p text:style-name="P4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6T10:42:43.804594702</meta:creation-date>
    <meta:generator>LibreOffice/6.0.2.1.0$Linux_X86_64 LibreOffice_project/aa8fa77450c1f9342298afd8322f5d2c87e925ea</meta:generator>
    <dc:date>2018-03-26T13:06:13.939676136</dc:date>
    <meta:editing-duration>PT2H23M</meta:editing-duration>
    <meta:editing-cycles>58</meta:editing-cycles>
    <meta:document-statistic meta:table-count="0" meta:image-count="0" meta:object-count="0" meta:page-count="2" meta:paragraph-count="55" meta:word-count="683" meta:character-count="4303" meta:non-whitespace-character-count="3662"/>
  </office:meta>
</office:document-meta>
</file>